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6ca07" officeooo:paragraph-rsid="0016ca07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14pt" fo:font-weight="normal" officeooo:rsid="0016ca07" officeooo:paragraph-rsid="0016ca07" style:font-size-asian="12.25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ditional Program – 3</text:p>
      <text:p text:style-name="P1"/>
      <text:p text:style-name="P2">import java.util.Scanner;</text:p>
      <text:p text:style-name="P2">abstract class Calculate</text:p>
      <text:p text:style-name="P2">{</text:p>
      <text:p text:style-name="P2"><text:s text:c="5"/>double x,y,result;</text:p>
      <text:p text:style-name="P2"><text:s text:c="4"/>abstract void calc();</text:p>
      <text:p text:style-name="P2">}</text:p>
      <text:p text:style-name="P2"/>
      <text:p text:style-name="P2">class Addition extends Calculate</text:p>
      <text:p text:style-name="P2">{</text:p>
      <text:p text:style-name="P2"><text:s text:c="4"/>void calc()</text:p>
      <text:p text:style-name="P2"><text:s text:c="4"/>{</text:p>
      <text:p text:style-name="P2"><text:s text:c="8"/>Scanner s = new Scanner(System.in);</text:p>
      <text:p text:style-name="P2"><text:s text:c="8"/>System.out.println("Enter the two numbers to be added: ");</text:p>
      <text:p text:style-name="P2"><text:s text:c="8"/>x = s.nextDouble();</text:p>
      <text:p text:style-name="P2"><text:s text:c="8"/>y = s.nextDouble();</text:p>
      <text:p text:style-name="P2"><text:s text:c="8"/>result = x + y;</text:p>
      <text:p text:style-name="P2"><text:s text:c="8"/>System.out.println("\n Sum: "+result+"\n");</text:p>
      <text:p text:style-name="P2"><text:s text:c="4"/>}</text:p>
      <text:p text:style-name="P2">}</text:p>
      <text:p text:style-name="P2"/>
      <text:p text:style-name="P2">class Subtraction extends Calculate</text:p>
      <text:p text:style-name="P2">{</text:p>
      <text:p text:style-name="P2"><text:s text:c="4"/>void calc()</text:p>
      <text:p text:style-name="P2"><text:s text:c="4"/>{</text:p>
      <text:p text:style-name="P2"><text:s text:c="8"/>Scanner s = new Scanner(System.in);</text:p>
      <text:p text:style-name="P2"><text:s text:c="8"/>System.out.println("Enter the two numbers to be subtracted: ");</text:p>
      <text:p text:style-name="P2"><text:s text:c="8"/>x = s.nextDouble();</text:p>
      <text:p text:style-name="P2"><text:s text:c="8"/>y = s.nextDouble();</text:p>
      <text:p text:style-name="P2"><text:s text:c="8"/>result = x - y;</text:p>
      <text:p text:style-name="P2"><text:s text:c="8"/>System.out.println("\nResult: "+result+"\n");</text:p>
      <text:p text:style-name="P2"><text:s text:c="4"/>}</text:p>
      <text:p text:style-name="P2">}</text:p>
      <text:p text:style-name="P2"/>
      <text:p text:style-name="P2">class Multiply extends Calculate</text:p>
      <text:p text:style-name="P2">{</text:p>
      <text:p text:style-name="P2"><text:s text:c="4"/>void calc()</text:p>
      <text:p text:style-name="P2"><text:s text:c="4"/>{</text:p>
      <text:p text:style-name="P2"><text:s text:c="8"/>Scanner s = new Scanner(System.in);</text:p>
      <text:p text:style-name="P2"><text:s text:c="8"/>System.out.println("Enter the two numbers to be multiplied: ");</text:p>
      <text:p text:style-name="P2"><text:s text:c="8"/>x = s.nextDouble();</text:p>
      <text:p text:style-name="P2"><text:s text:c="8"/>y = s.nextDouble();</text:p>
      <text:p text:style-name="P2"><text:s text:c="8"/>result = x * y;</text:p>
      <text:p text:style-name="P2"><text:soft-page-break/><text:s text:c="8"/>System.out.println("Product: "+result+"\n");</text:p>
      <text:p text:style-name="P2"><text:s text:c="4"/>}</text:p>
      <text:p text:style-name="P2">}</text:p>
      <text:p text:style-name="P2"/>
      <text:p text:style-name="P2">public class Trial</text:p>
      <text:p text:style-name="P2">{</text:p>
      <text:p text:style-name="P2"><text:s text:c="4"/>public static void main(String args[])</text:p>
      <text:p text:style-name="P2"><text:s text:c="4"/>{</text:p>
      <text:p text:style-name="P2"><text:s text:c="8"/>int choice;</text:p>
      <text:p text:style-name="P2"><text:s text:c="8"/>Scanner s = new Scanner(System.in);</text:p>
      <text:p text:style-name="P2"><text:s text:c="8"/>do</text:p>
      <text:p text:style-name="P2"><text:s text:c="8"/>{</text:p>
      <text:p text:style-name="P2"><text:s text:c="12"/>System.out.println("1. Addition\n2. Subtraction\n3. Multiplication" +</text:p>
      <text:p text:style-name="P2"><text:s text:c="20"/>"\n4. Exit the Program\n\nEnter the choice: ");</text:p>
      <text:p text:style-name="P2"><text:s text:c="12"/>choice = s.nextInt();</text:p>
      <text:p text:style-name="P2"><text:s text:c="12"/>switch(choice)</text:p>
      <text:p text:style-name="P2"><text:s text:c="12"/>{</text:p>
      <text:p text:style-name="P2"><text:s text:c="16"/>case 1: Addition a = new Addition();</text:p>
      <text:p text:style-name="P2"><text:s text:c="24"/>a.calc();</text:p>
      <text:p text:style-name="P2"><text:s text:c="24"/>break;</text:p>
      <text:p text:style-name="P2"><text:s text:c="16"/>case 2: Subtraction su = new Subtraction();</text:p>
      <text:p text:style-name="P2"><text:s text:c="24"/>su.calc();</text:p>
      <text:p text:style-name="P2"><text:s text:c="24"/>break;</text:p>
      <text:p text:style-name="P2"><text:s text:c="16"/>case 3: Multiply m = new Multiply();</text:p>
      <text:p text:style-name="P2"><text:s text:c="24"/>m.calc();</text:p>
      <text:p text:style-name="P2"><text:s text:c="24"/>break;</text:p>
      <text:p text:style-name="P2"><text:s text:c="16"/>case 4: System.out.println("Exiting the program!");</text:p>
      <text:p text:style-name="P2"><text:s text:c="24"/>System.exit(0);</text:p>
      <text:p text:style-name="P2"><text:s text:c="24"/>break;</text:p>
      <text:p text:style-name="P2"><text:s text:c="16"/>default: System.out.println("\nInvalid Choice!\n");</text:p>
      <text:p text:style-name="P2"><text:s text:c="12"/>}</text:p>
      <text:p text:style-name="P2"><text:s text:c="8"/>}while(true);</text:p>
      <text:p text:style-name="P2"><text:s text:c="4"/>}</text:p>
      <text:p text:style-name="P2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23:09:52.582590425</meta:creation-date>
    <dc:date>2022-12-16T23:10:53.425836915</dc:date>
    <meta:editing-duration>PT1M1S</meta:editing-duration>
    <meta:editing-cycles>1</meta:editing-cycles>
    <meta:document-statistic meta:table-count="0" meta:image-count="0" meta:object-count="0" meta:page-count="2" meta:paragraph-count="73" meta:word-count="201" meta:character-count="1988" meta:non-whitespace-character-count="1266"/>
    <meta:generator>LibreOffice/7.3.7.2$Linux_X86_64 LibreOffice_project/30$Build-2</meta:generator>
  </office:meta>
</office:document-meta>
</file>